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65fc" officeooo:paragraph-rsid="000965fc"/>
    </style:style>
    <style:style style:name="P2" style:family="paragraph" style:parent-style-name="Standard">
      <style:text-properties officeooo:rsid="000965fc" officeooo:paragraph-rsid="000965fc"/>
    </style:style>
    <style:style style:name="P3" style:family="paragraph" style:parent-style-name="Standard">
      <style:text-properties fo:font-weight="bold" officeooo:rsid="000965fc" officeooo:paragraph-rsid="000965fc" style:font-weight-asian="bold" style:font-weight-complex="bold"/>
    </style:style>
    <style:style style:name="P4" style:family="paragraph" style:parent-style-name="Standard">
      <style:text-properties officeooo:paragraph-rsid="000965fc"/>
    </style:style>
    <style:style style:name="P5" style:family="paragraph" style:parent-style-name="Standard">
      <style:text-properties fo:font-weight="normal" officeooo:rsid="000965fc" officeooo:paragraph-rsid="000965fc" style:font-weight-asian="normal" style:font-weight-complex="normal"/>
    </style:style>
    <style:style style:name="P6" style:family="paragraph" style:parent-style-name="Standard">
      <style:text-properties fo:font-weight="normal" officeooo:paragraph-rsid="000965fc" style:font-weight-asian="normal" style:font-weight-complex="normal"/>
    </style:style>
    <style:style style:name="T1" style:family="text">
      <style:text-properties officeooo:rsid="000965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5fc" style:font-weight-asian="bold" style:font-weight-complex="bold"/>
    </style:style>
    <style:style style:name="T4" style:family="text">
      <style:text-properties fo:font-weight="normal" officeooo:rsid="000965f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color="#c9211e" loext:opacity="100%" style:text-underline-style="none"/>
    </style:style>
    <style:style style:name="T8" style:family="text">
      <style:text-properties fo:color="#c9211e" loext:opacity="100%" style:text-underline-style="none" fo:font-weight="bold" style:font-weight-asian="bold" style:font-weight-complex="bold"/>
    </style:style>
    <style:style style:name="T9" style:family="text">
      <style:text-properties fo:color="#c9211e" loext:opacity="100%" style:text-underline-style="none" fo:font-weight="bold" officeooo:rsid="000965f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ación Xubuntu</text:p>
      <text:p text:style-name="P2"><text:span text:style-name="T2">Instalar Actualizaciones (terminal)</text:span></text:p>
      <text:p text:style-name="P5">sudo apt update</text:p>
      <text:p text:style-name="P5">sudo apt upgrade</text:p>
      <text:p text:style-name="P6"/>
      <text:p text:style-name="P4"><text:span text:style-name="T3">Instalar Visual Studio Code (terminal)</text:span></text:p>
      <text:p text:style-name="P2">sudo dpkg -i code.deb </text:p>
      <text:p text:style-name="P2"/>
      <text:p text:style-name="P3">Instalar Node.JS (terminal)</text:p>
      <text:p text:style-name="P2"/>
      <text:p text:style-name="P2">1. Instalar un Manejador de Versiones de Node</text:p>
      <text:p text:style-name="P1">curl -fsSL https://fnm.vercel.app/install | bash</text:p>
      <text:p text:style-name="P2"><text:tab/><text:span text:style-name="T8">reiniciar la terminal</text:span></text:p>
      <text:p text:style-name="P2"/>
      <text:p text:style-name="P2">2. fnm use v18.19.0</text:p>
      <text:p text:style-name="P4"><text:span text:style-name="T1"><text:tab/></text:span><text:span text:style-name="T9">para instalar la versión de Node elegida</text:span></text:p>
      <text:p text:style-name="P2"/>
      <text:p text:style-name="P2">3. node -v</text:p>
      <text:p text:style-name="P4"><text:span text:style-name="T1"><text:tab/></text:span><text:span text:style-name="T9">nos muestra la versión de Node Instalada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35:10.962171207</meta:creation-date>
    <dc:date>2023-12-06T14:44:15.978170361</dc:date>
    <meta:editing-duration>PT9M5S</meta:editing-duration>
    <meta:editing-cycles>1</meta:editing-cycles>
    <meta:document-statistic meta:table-count="0" meta:image-count="0" meta:object-count="0" meta:page-count="1" meta:paragraph-count="14" meta:word-count="60" meta:character-count="398" meta:non-whitespace-character-count="348"/>
    <meta:generator>LibreOffice/7.6.2.1$Linux_X86_64 LibreOffice_project/60$Build-1</meta:generator>
  </office:meta>
</office:document-meta>
</file>